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YaHei Consolas Hybrid', 'Meiryo UI', 'Malgun Gothic', 'Segoe UI', 'Trebuchet MS', Helvetica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d0b2"/>
    </style:style>
    <style:style style:name="P2" style:family="paragraph" style:parent-style-name="Standard">
      <style:text-properties officeooo:rsid="0001d0b2" officeooo:paragraph-rsid="0001d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 text:c="166"/></text:p>
      <text:p text:style-name="P2">Qualities and skills for a Web developer </text:p>
      <text:p text:style-name="P2"/>
      <text:p text:style-name="P2">container tecnology </text:p>
      <text:p text:style-name="P2">serverless services </text:p>
      <text:p text:style-name="P2">rest APIs</text:p>
      <text:p text:style-name="P2">learn language like payton and java </text:p>
      <text:p text:style-name="P2">front end tecnologies like angular and react </text:p>
      <text:p text:style-name="P2">get certified </text:p>
      <text:p text:style-name="P2">practice coding </text:p>
      <text:p text:style-name="P2">build a app </text:p>
      <text:p text:style-name="P2">try different frame works </text:p>
      <text:p text:style-name="P2">get cloud certification </text:p>
      <text:p text:style-name="P2">build skills with stack </text:p>
      <text:p text:style-name="P2">learn about security </text:p>
      <text:p text:style-name="P2">focus on end or front </text:p>
      <text:p text:style-name="P1"><text:s text:c="50"/></text:p>
      <text:p text:style-name="P1"/>
      <text:p text:style-name="P1"/>
      <text:p text:style-name="P1"/>
      <text:p text:style-name="P1"/>
      <text:p text:style-name="P1"/>
      <text:p text:style-name="P1"><text:s text:c="2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37"/></text:p>
      <text:p text:style-name="P1"><text:s text:c="31"/></text:p>
      <text:p text:style-name="P1"/>
      <text:p text:style-name="P1"><text:s text:c="141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YaHei Consolas Hybrid', 'Meiryo UI', 'Malgun Gothic', 'Segoe UI', 'Trebuchet MS', Helvetica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11:45.343000000</meta:creation-date>
    <dc:date>2023-08-22T11:07:57.804000000</dc:date>
    <meta:editing-duration>P1DT11H56M13S</meta:editing-duration>
    <meta:editing-cycles>1</meta:editing-cycles>
    <meta:document-statistic meta:table-count="0" meta:image-count="0" meta:object-count="0" meta:page-count="1" meta:paragraph-count="20" meta:word-count="52" meta:character-count="881" meta:non-whitespace-character-count="279"/>
    <meta:generator>LibreOffice/7.5.5.2$Windows_X86_64 LibreOffice_project/ca8fe7424262805f223b9a2334bc7181abbcbf5e</meta:generator>
  </office:meta>
</office:document-meta>
</file>